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2.0291in"/>
    </style:style>
    <style:style style:name="co4" style:family="table-column">
      <style:table-column-properties fo:break-before="auto" style:column-width="2.0189in"/>
    </style:style>
    <style:style style:name="co5" style:family="table-column">
      <style:table-column-properties fo:break-before="auto" style:column-width="2.0508in"/>
    </style:style>
    <style:style style:name="co6" style:family="table-column">
      <style:table-column-properties fo:break-before="auto" style:column-width="2.1902in"/>
    </style:style>
    <style:style style:name="co7" style:family="table-column">
      <style:table-column-properties fo:break-before="auto" style:column-width="1.3862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SENSOR_GYRO</text:p>
          </table:table-cell>
          <table:table-cell office:value-type="string" calcext:value-type="string">
            <text:p>SENSOR_ACCELERATION_X</text:p>
          </table:table-cell>
          <table:table-cell office:value-type="string" calcext:value-type="string">
            <text:p>SENSOR_ACCELERATION_Y</text:p>
          </table:table-cell>
          <table:table-cell office:value-type="string" calcext:value-type="string">
            <text:p>SENSOR_ACCELERATION_Z</text:p>
          </table:table-cell>
          <table:table-cell office:value-type="string" calcext:value-type="string">
            <text:p>SENSOR_ENCODER_MOTOR</text:p>
          </table:table-cell>
          <table:table-cell office:value-type="string" calcext:value-type="string">
            <text:p>SENSOR_ENCODER_WHEEL_1</text:p>
          </table:table-cell>
          <table:table-cell office:value-type="string" calcext:value-type="string">
            <text:p>SENSOR_ENCODER_WHEEL_2</text:p>
          </table:table-cell>
          <table:table-cell office:value-type="string" calcext:value-type="string">
            <text:p>SENSOR_ENCODER_WHEEL_3</text:p>
          </table:table-cell>
          <table:table-cell office:value-type="string" calcext:value-type="string">
            <text:p>SENSOR_ENCODER_WHEEL_4</text:p>
          </table:table-cell>
          <table:table-cell office:value-type="string" calcext:value-type="string">
            <text:p>POWER_CURRENT</text:p>
          </table:table-cell>
          <table:table-cell office:value-type="string" calcext:value-type="string">
            <text:p>POWER_BATTERYLEV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8164" calcext:value-type="float">
            <text:p>1.181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292969" calcext:value-type="float">
            <text:p>-0.0292969</text:p>
          </table:table-cell>
          <table:table-cell office:value-type="float" office:value="1.18164" calcext:value-type="float">
            <text:p>1.181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536585" calcext:value-type="float">
            <text:p>-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536585" calcext:value-type="float">
            <text:p>-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292969" calcext:value-type="float">
            <text:p>-0.0292969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536585" calcext:value-type="float">
            <text:p>-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292969" calcext:value-type="float">
            <text:p>-0.0292969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292969" calcext:value-type="float">
            <text:p>-0.0292969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7317" calcext:value-type="float">
            <text:p>1.07317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07317" calcext:value-type="float">
            <text:p>1.07317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568" calcext:value-type="float">
            <text:p>7.25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568" calcext:value-type="float">
            <text:p>7.25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07317" calcext:value-type="float">
            <text:p>1.07317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536585" calcext:value-type="float">
            <text:p>-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292969" calcext:value-type="float">
            <text:p>-0.0292969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536585" calcext:value-type="float">
            <text:p>-0.536585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07317" calcext:value-type="float">
            <text:p>1.07317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292969" calcext:value-type="float">
            <text:p>-0.0292969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536585" calcext:value-type="float">
            <text:p>-0.536585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0.536585" calcext:value-type="float">
            <text:p>-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292969" calcext:value-type="float">
            <text:p>-0.0292969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0976562" calcext:value-type="float">
            <text:p>-0.0097656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07317" calcext:value-type="float">
            <text:p>1.07317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-0.0292969" calcext:value-type="float">
            <text:p>-0.0292969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0.536585" calcext:value-type="float">
            <text:p>-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07317" calcext:value-type="float">
            <text:p>1.07317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.07317" calcext:value-type="float">
            <text:p>-1.07317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0976562" calcext:value-type="float">
            <text:p>-0.0097656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0.536585" calcext:value-type="float">
            <text:p>-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0.536585" calcext:value-type="float">
            <text:p>-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292969" calcext:value-type="float">
            <text:p>-0.0292969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0.536585" calcext:value-type="float">
            <text:p>-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0.536585" calcext:value-type="float">
            <text:p>-0.536585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-0.0292969" calcext:value-type="float">
            <text:p>-0.0292969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0.536585" calcext:value-type="float">
            <text:p>-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568" calcext:value-type="float">
            <text:p>7.25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0.536585" calcext:value-type="float">
            <text:p>-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07317" calcext:value-type="float">
            <text:p>1.07317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568" calcext:value-type="float">
            <text:p>7.25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-0.0292969" calcext:value-type="float">
            <text:p>-0.0292969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.07317" calcext:value-type="float">
            <text:p>-1.07317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292969" calcext:value-type="float">
            <text:p>-0.0292969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07317" calcext:value-type="float">
            <text:p>1.07317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568" calcext:value-type="float">
            <text:p>7.25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-0.0292969" calcext:value-type="float">
            <text:p>-0.0292969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536585" calcext:value-type="float">
            <text:p>-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292969" calcext:value-type="float">
            <text:p>-0.0292969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8164" calcext:value-type="float">
            <text:p>1.181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568" calcext:value-type="float">
            <text:p>7.256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292969" calcext:value-type="float">
            <text:p>-0.0292969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292969" calcext:value-type="float">
            <text:p>-0.0292969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0.536585" calcext:value-type="float">
            <text:p>-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536585" calcext:value-type="float">
            <text:p>-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292969" calcext:value-type="float">
            <text:p>-0.0292969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07317" calcext:value-type="float">
            <text:p>1.07317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0.536585" calcext:value-type="float">
            <text:p>-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568" calcext:value-type="float">
            <text:p>7.256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292969" calcext:value-type="float">
            <text:p>-0.0292969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07317" calcext:value-type="float">
            <text:p>1.07317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0.536585" calcext:value-type="float">
            <text:p>-0.536585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292969" calcext:value-type="float">
            <text:p>-0.0292969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0.536585" calcext:value-type="float">
            <text:p>-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0.536585" calcext:value-type="float">
            <text:p>-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568" calcext:value-type="float">
            <text:p>7.256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0.536585" calcext:value-type="float">
            <text:p>-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0.536585" calcext:value-type="float">
            <text:p>-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0.536585" calcext:value-type="float">
            <text:p>-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0.536585" calcext:value-type="float">
            <text:p>-0.536585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292969" calcext:value-type="float">
            <text:p>-0.0292969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0.536585" calcext:value-type="float">
            <text:p>-0.536585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07317" calcext:value-type="float">
            <text:p>1.07317</text:p>
          </table:table-cell>
          <table:table-cell office:value-type="float" office:value="0" calcext:value-type="float">
            <text:p>0</text:p>
          </table:table-cell>
          <table:table-cell office:value-type="float" office:value="-0.0292969" calcext:value-type="float">
            <text:p>-0.0292969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0.536585" calcext:value-type="float">
            <text:p>-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000392151" calcext:value-type="float">
            <text:p>3.92151E-008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6211" calcext:value-type="float">
            <text:p>1.16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8" calcext:value-type="float">
            <text:p>-33.798</text:p>
          </table:table-cell>
          <table:table-cell office:value-type="float" office:value="7.2954" calcext:value-type="float">
            <text:p>7.295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0.536585" calcext:value-type="float">
            <text:p>-0.536585</text:p>
          </table:table-cell>
          <table:table-cell office:value-type="float" office:value="0" calcext:value-type="float">
            <text:p>0</text:p>
          </table:table-cell>
          <table:table-cell office:value-type="float" office:value="-0.0195312" calcext:value-type="float">
            <text:p>-0.0195312</text:p>
          </table:table-cell>
          <table:table-cell office:value-type="float" office:value="1.17188" calcext:value-type="float">
            <text:p>1.17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56" calcext:value-type="float">
            <text:p>-34.056</text:p>
          </table:table-cell>
          <table:table-cell office:value-type="float" office:value="7.2954" calcext:value-type="float">
            <text:p>7.29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5T13:22:03.045917985</dc:date>
    <dc:creator>Adi Sujiwo</dc:creator>
    <meta:document-statistic meta:table-count="1" meta:cell-count="1656" meta:object-count="0"/>
    <meta:generator>LibreOffice/4.2.7.2$Linux_X86_64 LibreOffice_project/420m0$Build-2</meta:generator>
  </office:meta>
</office:document-meta>
</file>